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5" calcext:value-type="float">
            <text:p>9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4:16:55.128000000</meta:creation-date>
    <dc:date>2024-03-17T14:28:04.092000000</dc:date>
    <meta:editing-duration>PT11M10S</meta:editing-duration>
    <meta:editing-cycles>1</meta:editing-cycles>
    <meta:document-statistic meta:table-count="1" meta:cell-count="14" meta:object-count="1"/>
    <meta:generator>LibreOffice/7.6.2.1$Windows_X86_64 LibreOffice_project/56f7684011345957bbf33a7ee678afaf4d2ba33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Sheet1.A1:Sheet1.B7" chart:data-source-has-labels="row" svg:x="0.32cm" svg:y="0.18cm" svg:width="13.143cm" svg:height="8.64cm">
          <chart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2:Sheet1.A7</svg:desc>
                </draw:g>
              </table:table-cell>
              <table:table-cell office:value-type="float" office:value="65">
                <text:p>6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">
                <text:p>1.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">
                <text:p>2.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8.5">
                <text:p>9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